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Arial, Helvetica, sans-serif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2pt" officeooo:rsid="001fd0da" officeooo:paragraph-rsid="001fd0da" style:font-size-asian="12pt" style:font-size-complex="12pt"/>
    </style:style>
    <style:style style:name="P4" style:family="paragraph" style:parent-style-name="Text_20_body">
      <style:text-properties officeooo:paragraph-rsid="001fd0da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color="#000000" loext:opacity="100%" style:font-name="Verdana" fo:font-size="12pt" style:font-size-asian="12pt" style:font-size-complex="12pt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color="#000000" loext:opacity="100%" style:font-name="Verdana" fo:font-size="12pt" style:font-size-asian="12pt" style:font-size-complex="12pt"/>
    </style:style>
    <style:style style:name="T2" style:family="text">
      <style:text-properties fo:color="#000000" loext:opacity="100%" style:font-name="Verdana" fo:font-size="12pt" officeooo:rsid="001fd0da" style:font-size-asian="12pt" style:font-size-complex="12pt"/>
    </style:style>
    <style:style style:name="T3" style:family="text">
      <style:text-properties fo:color="#000000" loext:opacity="100%" style:font-name="Verdana" fo:font-size="12pt" officeooo:rsid="0021136d" style:font-size-asian="12pt" style:font-size-complex="12pt"/>
    </style:style>
    <style:style style:name="T4" style:family="text">
      <style:text-properties fo:color="#000000" loext:opacity="100%" style:font-name="Verdana" fo:font-size="12pt" officeooo:rsid="00242fd9" style:font-size-asian="12pt" style:font-size-complex="12pt"/>
    </style:style>
    <style:style style:name="T5" style:family="text">
      <style:text-properties fo:color="#000000" loext:opacity="100%" style:font-name="Verdana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Verdana" fo:font-size="12pt" fo:font-weight="normal" officeooo:rsid="001fd0da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Verdana" fo:font-size="12pt" fo:font-weight="normal" officeooo:rsid="0021136d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Verdana" fo:font-size="12pt" fo:font-weight="normal" officeooo:rsid="00242fd9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size="12pt" style:font-size-asian="12pt" style:font-size-complex="12pt"/>
    </style:style>
    <style:style style:name="T10" style:family="text">
      <style:text-properties fo:color="#000000" loext:opacity="100%" fo:font-size="12pt" officeooo:rsid="001fd0da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9"/></text:span></text:h>
      <text:p text:style-name="P2"><text:span text:style-name="Strong_20_Emphasis"><text:span text:style-name="T1">İHTARNAME</text:span></text:span></text:p>
      <text:p text:style-name="P4"><text:span text:style-name="Strong_20_Emphasis"><text:span text:style-name="T1">İHTAR EDEN <text:tab/>: </text:span></text:span><text:span text:style-name="Strong_20_Emphasis"><text:span text:style-name="T4">Hacı Murat</text:span></text:span><text:span text:style-name="Strong_20_Emphasis"><text:span text:style-name="T2"> BALCI – 363 </text:span></text:span><text:span text:style-name="Strong_20_Emphasis"><text:span text:style-name="T4">4</text:span></text:span><text:span text:style-name="Strong_20_Emphasis"><text:span text:style-name="T2">660 </text:span></text:span><text:span text:style-name="Strong_20_Emphasis"><text:span text:style-name="T4">2448</text:span></text:span></text:p>
      <text:p text:style-name="P4"><text:span text:style-name="Strong_20_Emphasis"><text:span text:style-name="T2"><text:tab/><text:tab/><text:tab/> <text:s/>İsmail Altıngövde Cad. N0:21-H TOKAT</text:span></text:span></text:p>
      <text:p text:style-name="Text_20_body"><text:span text:style-name="Strong_20_Emphasis"><text:span text:style-name="T1">MUHATAP <text:tab/><text:tab/>: </text:span></text:span><text:span text:style-name="Strong_20_Emphasis"><text:span text:style-name="T2">Merdal KİPEL – 246 3555 1720</text:span></text:span></text:p>
      <text:p text:style-name="Text_20_body"><text:span text:style-name="Strong_20_Emphasis"><text:span text:style-name="T2"><text:tab/><text:tab/><text:tab/> <text:s/>İsmail Altıngövde Cad. No:21-F TOKAT</text:span></text:span></text:p>
      <text:p text:style-name="P5"><text:span text:style-name="Strong_20_Emphasis"><text:span text:style-name="T1">KONU<text:tab/><text:tab/>: </text:span></text:span><text:span text:style-name="T1">Kira sözleşmesinin feshi ile kiralanan taşınmazın TAHLİYE <text:tab/><text:tab/><text:tab/><text:tab/> <text:s/>istemi</text:span><text:span text:style-name="T2">nin ihtaren bildirilmesi</text:span><text:span text:style-name="T1">dir.</text:span></text:p>
      <text:p text:style-name="P6"/>
      <text:p text:style-name="P5"><text:span text:style-name="Strong_20_Emphasis"><text:span text:style-name="T1">AÇIKLAMALAR :</text:span></text:span></text:p>
      <text:list xml:id="list2124893847" text:style-name="L1">
        <text:list-item>
          <text:p text:style-name="P7"><text:span text:style-name="T10">30 Mart 2022</text:span><text:span text:style-name="T1"> tarihinde, </text:span><text:span text:style-name="T2">İsmail Altıngövde Cad. No:21-F TOKAT adresin </text:span><text:span text:style-name="T1">’d</text:span><text:span text:style-name="T2">e</text:span><text:span text:style-name="T1"> bulunan </text:span><text:span text:style-name="T3">taşınmaz</text:span><text:span text:style-name="T1"> için yapmış </text:span><text:span text:style-name="T3">olduğumuz </text:span><text:span text:style-name="T1">kira sözleşmesi</text:span><text:span text:style-name="T3">nin</text:span><text:span text:style-name="T1"> tarafımca yenilenmeyece</text:span><text:span text:style-name="T3">ğini, </text:span><text:span text:style-name="Strong_20_Emphasis"><text:span text:style-name="T6">30 Mart 2023</text:span></text:span><text:span text:style-name="Strong_20_Emphasis"><text:span text:style-name="T5"> </text:span></text:span><text:span text:style-name="Strong_20_Emphasis"><text:span text:style-name="T6">t</text:span></text:span><text:span text:style-name="Strong_20_Emphasis"><text:span text:style-name="T5">arih</text:span></text:span><text:span text:style-name="Strong_20_Emphasis"><text:span text:style-name="T6">inde</text:span></text:span><text:span text:style-name="Strong_20_Emphasis"><text:span text:style-name="T5"> taşınmazı tahliye etmeniz, aksi takdirde aleyhinize tahliye davası açılacak olup, dava dolayı</text:span></text:span><text:span text:style-name="Strong_20_Emphasis"><text:span text:style-name="T8">sı</text:span></text:span><text:span text:style-name="Strong_20_Emphasis"><text:span text:style-name="T5"> </text:span></text:span><text:span text:style-name="Strong_20_Emphasis"><text:span text:style-name="T8">i</text:span></text:span><text:span text:style-name="Strong_20_Emphasis"><text:span text:style-name="T5">l</text:span></text:span><text:span text:style-name="Strong_20_Emphasis"><text:span text:style-name="T8">e</text:span></text:span><text:span text:style-name="Strong_20_Emphasis"><text:span text:style-name="T5"> ortaya çıkacak yargılama giderleri ve vekalet ücretinin de tarafınıza yükletileceği</text:span></text:span><text:span text:style-name="Strong_20_Emphasis"><text:span text:style-name="T8">ni</text:span></text:span><text:span text:style-name="Strong_20_Emphasis"><text:span text:style-name="T5"> ihtaren bildiriri</text:span></text:span><text:span text:style-name="Strong_20_Emphasis"><text:span text:style-name="T7">m</text:span></text:span><text:span text:style-name="Strong_20_Emphasis"><text:span text:style-name="T5">.</text:span></text:span></text:p>
        </text:list-item>
      </text:list>
      <text:p text:style-name="P5"><text:span text:style-name="Strong_20_Emphasis"><text:span text:style-name="T9"/></text:span></text:p>
      <text:p text:style-name="P5"><text:span text:style-name="Strong_20_Emphasis"><text:span text:style-name="T1">İHTAR EDEN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5:24:59.456041188</meta:creation-date>
    <dc:date>2023-03-13T11:41:55.396212652</dc:date>
    <meta:editing-duration>PT1H8M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93" meta:character-count="695" meta:non-whitespace-character-count="590"/>
  </office:meta>
</office:document-meta>
</file>